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Verdana, sans-serif"/>
    <style:font-face style:name="Open Sans" svg:font-family="'Open Sans', 'Helvetica Neue', 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9dd3" officeooo:paragraph-rsid="00049dd3"/>
    </style:style>
    <style:style style:name="P2" style:family="paragraph" style:parent-style-name="Standard">
      <style:text-properties officeooo:rsid="00049dd3" officeooo:paragraph-rsid="000ba173"/>
    </style:style>
    <style:style style:name="P3" style:family="paragraph" style:parent-style-name="Standard">
      <style:text-properties officeooo:rsid="00052f2b" officeooo:paragraph-rsid="00052f2b"/>
    </style:style>
    <style:style style:name="P4" style:family="paragraph" style:parent-style-name="Standard">
      <style:text-properties officeooo:rsid="0006cda2" officeooo:paragraph-rsid="0006cda2"/>
    </style:style>
    <style:style style:name="P5" style:family="paragraph" style:parent-style-name="Standard">
      <style:text-properties officeooo:rsid="00093f93" officeooo:paragraph-rsid="00093f93"/>
    </style:style>
    <style:style style:name="P6" style:family="paragraph" style:parent-style-name="Standard">
      <style:text-properties officeooo:rsid="000b3d80" officeooo:paragraph-rsid="000b3d80"/>
    </style:style>
    <style:style style:name="P7" style:family="paragraph" style:parent-style-name="Standard">
      <style:text-properties officeooo:rsid="000ba173" officeooo:paragraph-rsid="000ba173"/>
    </style:style>
    <style:style style:name="P8" style:family="paragraph" style:parent-style-name="Standard">
      <style:text-properties officeooo:rsid="000d3838" officeooo:paragraph-rsid="000d3838"/>
    </style:style>
    <style:style style:name="P9" style:family="paragraph" style:parent-style-name="Standard">
      <style:text-properties officeooo:rsid="0006cda2" officeooo:paragraph-rsid="0006cda2"/>
    </style:style>
    <style:style style:name="P10" style:family="paragraph" style:parent-style-name="Standard">
      <style:text-properties officeooo:rsid="000eeee2" officeooo:paragraph-rsid="000eeee2"/>
    </style:style>
    <style:style style:name="P11" style:family="paragraph" style:parent-style-name="Standard">
      <style:text-properties officeooo:rsid="000eeee2" officeooo:paragraph-rsid="00102a54"/>
    </style:style>
    <style:style style:name="P12" style:family="paragraph" style:parent-style-name="Standard">
      <style:text-properties officeooo:rsid="000eeee2" officeooo:paragraph-rsid="0011fcc2"/>
    </style:style>
    <style:style style:name="P13" style:family="paragraph" style:parent-style-name="Standard">
      <style:text-properties officeooo:rsid="000fcb31" officeooo:paragraph-rsid="000fcb31"/>
    </style:style>
    <style:style style:name="P14" style:family="paragraph" style:parent-style-name="Standard">
      <style:text-properties officeooo:rsid="0011fcc2" officeooo:paragraph-rsid="0011fcc2"/>
    </style:style>
    <style:style style:name="P15" style:family="paragraph" style:parent-style-name="Standard">
      <style:text-properties officeooo:rsid="00151587" officeooo:paragraph-rsid="00151587"/>
    </style:style>
    <style:style style:name="P16" style:family="paragraph" style:parent-style-name="Standard">
      <style:text-properties officeooo:rsid="00160a21" officeooo:paragraph-rsid="00160a21"/>
    </style:style>
    <style:style style:name="P17" style:family="paragraph" style:parent-style-name="Standard">
      <style:text-properties officeooo:rsid="001699dc" officeooo:paragraph-rsid="001699dc"/>
    </style:style>
    <style:style style:name="T1" style:family="text">
      <style:text-properties officeooo:rsid="0004f539"/>
    </style:style>
    <style:style style:name="T2" style:family="text">
      <style:text-properties officeooo:rsid="000881d9"/>
    </style:style>
    <style:style style:name="T3" style:family="text">
      <style:text-properties officeooo:rsid="0008f4bc"/>
    </style:style>
    <style:style style:name="T4" style:family="text">
      <style:text-properties officeooo:rsid="00093f93"/>
    </style:style>
    <style:style style:name="T5" style:family="text">
      <style:text-properties officeooo:rsid="000b3d80"/>
    </style:style>
    <style:style style:name="T6" style:family="text">
      <style:text-properties officeooo:rsid="000c9747"/>
    </style:style>
    <style:style style:name="T7" style:family="text">
      <style:text-properties fo:font-variant="normal" fo:text-transform="none" fo:color="#000000" style:font-name="Arial" fo:font-size="8.25pt" fo:letter-spacing="normal" fo:font-style="normal" fo:font-weight="normal"/>
    </style:style>
    <style:style style:name="T8" style:family="text">
      <style:text-properties fo:font-variant="normal" fo:text-transform="none" fo:color="#000000" fo:letter-spacing="normal"/>
    </style:style>
    <style:style style:name="T9" style:family="text">
      <style:text-properties officeooo:rsid="000eeee2"/>
    </style:style>
    <style:style style:name="T10" style:family="text">
      <style:text-properties officeooo:rsid="000fcb31"/>
    </style:style>
    <style:style style:name="T11" style:family="text">
      <style:text-properties officeooo:rsid="00102a54"/>
    </style:style>
    <style:style style:name="T12" style:family="text">
      <style:text-properties officeooo:rsid="0011fcc2"/>
    </style:style>
    <style:style style:name="T13" style:family="text">
      <style:text-properties officeooo:rsid="00136c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tude sur les plastiques et autres débris dans l’océan </text:p>
      <text:p text:style-name="P1"/>
      <text:p text:style-name="P2">source 1 : greenpeace, <text:a xlink:type="simple" xlink:href="http://www.marinedebris.engr.uga.edu/newmap/" text:style-name="Internet_20_link" text:visited-style-name="Visited_20_Internet_20_Link"><text:span text:style-name="T3">http://www.marinedebris.engr.uga.edu/newmap/</text:span></text:a><text:span text:style-name="T3"> , </text:span><text:a xlink:type="simple" xlink:href="https://www.coastalcleanupdata.org/" text:style-name="Internet_20_link" text:visited-style-name="Visited_20_Internet_20_Link"><text:span text:style-name="T3">https://www.coastalcleanupdata.org/</text:span></text:a></text:p>
      <text:p text:style-name="P2"/>
      <text:p text:style-name="P1"/>
      <text:p text:style-name="P1">Les débris marins sont un soucis environnemental généralisé. Les débris marins correspondent à tout objets solides délaissé, envoyé dans les rivières. Ces rivières déversent les débris dans les océans. <text:span text:style-name="T1">On estime que 80 % des plastiques rejeté sont d’origine terrestre.</text:span></text:p>
      <text:p text:style-name="P3">La majeur partie des débris sont des cigarettes (13,20%) , divers emballages etc.</text:p>
      <text:p text:style-name="P3"/>
      <text:p text:style-name="P4"><text:span text:style-name="T2">Au total on observe en 2017 que les plastiques représentent au total 64%</text:span> . <text:span text:style-name="T4">Les 36 % restants sont des vêtements, du métal, du verres.</text:span></text:p>
      <text:p text:style-name="P4"/>
      <text:p text:style-name="P5">D’où proviennent ces débris ? Nous <text:span text:style-name="T5">portons</text:span> notre attention sur les <text:span text:style-name="T5">20 rivières ayant le plus de plastiques : </text:span></text:p>
      <text:p text:style-name="P6">Il ressort que l’Asie en ait le plus avec la rivière Yangze (Chine) et le Gange en Inde. Cela s’explique par la forte population et la croissance du développement des pays en question. <text:s/><text:span text:style-name="T9">C’est 86 % de la pollution de plastique globale.</text:span></text:p>
      <text:p text:style-name="P6"/>
      <text:p text:style-name="P7">Les <text:span text:style-name="T6">océans</text:span> les plus pollué par les plastiques sont le pacifique (Nord) et l’Ocean Indien.</text:p>
      <text:p text:style-name="P7">Le plus gros problèmes est que les plastiques ne se désagrègent pas après 10 ans, leur déplacements est décroissant mais pas discontinue au cours de 10 années. Ces débris parcours ainsi de grandes distances et pendant longtemps sans être intercepté. <text:s/></text:p>
      <text:p text:style-name="P7"/>
      <text:p text:style-name="P8">On localise le problème majoritairement en Inde et en Chine </text:p>
      <text:p text:style-name="P8"/>
      <text:p text:style-name="P8"><text:span text:style-name="T8"> </text:span><text:span text:style-name="T7">d’un million d’oiseaux marins et de plus de 100 000 mammifères marins chaque année.</text:span> </text:p>
      <text:p text:style-name="P8"/>
      <text:p text:style-name="P13">90 % des échanges commerciaux se font grâce aux routes maritimes</text:p>
      <text:p text:style-name="P4"/>
      <text:p text:style-name="P4"/>
      <text:p text:style-name="P10">La pollution dans l’océan</text:p>
      <text:p text:style-name="P10"/>
      <text:p text:style-name="P12">De quoi sont composés nos océans ? </text:p>
      <text:p text:style-name="P12">(Animaux, oiseaux, ressources et <text:span text:style-name="T12">déchets</text:span>).</text:p>
      <text:p text:style-name="P11"><text:s/><text:span text:style-name="T10">Nos Océans couvrent 70 % de la surface de la planète et 97 % de réserve d’eau. Sa biodiversité connu est particulière à cause du manque de connaissances des grands fond marins. Actuellement nous estimons que les océans possèdent 13 % de la biodiversité de la Terre (240000 espèces vivantes environs). Or nous pensons que le vrai total avoisine entre les 500000 à 10 millions d’espèces. </text:span></text:p>
      <text:p text:style-name="P12"><text:span text:style-name="T11">Avec un taux de sel par litre de 35g les océans reste la ressource n°1 pour l’apport en protéine chez les Hommes avec le poisson. </text:span></text:p>
      <text:p text:style-name="P12"><text:span text:style-name="T12">Ce milieu est aussi la réserve de métaux précieux, minerai, gaz naturel, sédiments et pétrole. Mais aussi, d’oxygène grâce au phytoplancton, de minuscules organismes responsable de 50 à 80 % de la production d’oxygène sur Terre. </text:span></text:p>
      <text:p text:style-name="P10"/>
      <text:p text:style-name="P14">La pollution et l’acces à l’eau, quels enjeux ?</text:p>
      <text:p text:style-name="P14"><text:span text:style-name="T13">La pollution des oceans à un effet sur notre accès à l’eau et notre consommation. En effet, A cause de la pollution l’eau devient acide, vidé de ses ressources et devient impropre à la composition, voir devenir toxique à la fois pour l’Homme et l’environnement. 1,8 millions de mort lié à la pollution des eaux. Les océans nous donnent plus de la moitié de notre oxygène et est encore une réserve </text:span><text:soft-page-break/><text:span text:style-name="T13">inexploré pour de multiples avancés comme en médecine. Notre but est de sensibiliser chacun d’entre vous sur la pollution de nos mers. </text:span></text:p>
      <text:p text:style-name="P14"/>
      <text:p text:style-name="P10">Quels sont les plus gros déchets et problèmes de pollutions ?</text:p>
      <text:p text:style-name="P10"/>
      <text:p text:style-name="P10"/>
      <text:p text:style-name="P10">Quels sont les zones à risques ? </text:p>
      <text:p text:style-name="P10"/>
      <text:p text:style-name="P10">Quels sont les problèmes de cette pollution ?</text:p>
      <text:p text:style-name="P10"/>
      <text:p text:style-name="P10">Nos conclusions :</text:p>
      <text:p text:style-name="P10"/>
      <text:p text:style-name="P15">38 077</text:p>
      <text:p text:style-name="P15"/>
      <text:p text:style-name="P15">reste 45 162</text:p>
      <text:p text:style-name="P15"/>
      <text:p text:style-name="P16">71 224 reste 81 205 </text:p>
      <text:p text:style-name="P16"/>
      <text:p text:style-name="P16"/>
      <text:p text:style-name="P16"/>
      <text:p text:style-name="P17">en tout 24 654 352</text:p>
      <text:p text:style-name="P17">reste 23 689 98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Verdana, sans-serif"/>
    <style:font-face style:name="Open Sans" svg:font-family="'Open Sans', 'Helvetica Neue', 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6T20:13:20.209000000</meta:creation-date>
    <dc:date>2018-12-19T18:33:43.652000000</dc:date>
    <meta:editing-duration>P2DT1H6M38S</meta:editing-duration>
    <meta:editing-cycles>2</meta:editing-cycles>
    <meta:generator>LibreOffice/5.2.6.2$Windows_x86 LibreOffice_project/a3100ed2409ebf1c212f5048fbe377c281438fdc</meta:generator>
    <meta:document-statistic meta:table-count="0" meta:image-count="0" meta:object-count="0" meta:page-count="2" meta:paragraph-count="29" meta:word-count="538" meta:character-count="3189" meta:non-whitespace-character-count="2664"/>
  </office:meta>
</office:document-meta>
</file>